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263cm"/>
    </style:style>
    <style:style style:name="gr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1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7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7.993cm"/>
    </style:style>
    <style:style style:name="gr8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6.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797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754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761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641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2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602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205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881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10.04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946cm"/>
    </style:style>
    <style:style style:name="gr20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771cm"/>
    </style:style>
    <style:style style:name="gr21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7.3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88cm"/>
    </style:style>
    <style:style style:name="gr2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517cm"/>
    </style:style>
    <style:style style:name="gr2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434cm" fo:min-width="0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5.511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384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05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3cm" fo:min-width="0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7.936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57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196cm" fo:min-width="0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9.017cm"/>
    </style:style>
    <style:style style:name="gr33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5.18cm"/>
    </style:style>
    <style:style style:name="gr34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42cm"/>
    </style:style>
    <style:style style:name="gr35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7.212cm"/>
    </style:style>
    <style:style style:name="gr3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436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5.324cm" fo:min-width="0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563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38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508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241cm" fo:min-width="0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189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899cm" fo:min-width="0cm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draw:fill="none" fo:min-height="0.556cm"/>
    </style:style>
    <style:style style:name="gr46" style:family="graphic" style:parent-style-name="standard">
      <style:graphic-properties draw:stroke="none" draw:fill="none" fo:min-height="0.635cm"/>
    </style:style>
    <style:style style:name="gr47" style:family="graphic" style:parent-style-name="standard">
      <style:graphic-properties draw:stroke="none" draw:fill="none" fo:min-height="0.641cm"/>
    </style:style>
    <style:style style:name="gr48" style:family="graphic" style:parent-style-name="standard">
      <style:graphic-properties draw:stroke="none" draw:fill="none" fo:min-height="0.63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0.43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0.43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4.62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6.69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69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2df8a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-color="#a6cee3"/>
      <style:paragraph-properties fo:text-align="center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text-properties fo:font-size="12pt" style:font-size-asian="14pt" style:font-size-complex="14pt"/>
    </style:style>
    <style:style style:name="P6" style:family="paragraph">
      <loext:graphic-properties draw:fill-color="#b2df8a"/>
      <style:paragraph-properties fo:text-align="center"/>
      <style:text-properties fo:font-size="12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2pt"/>
    </style:style>
    <style:style style:name="P9" style:family="paragraph">
      <loext:graphic-properties draw:fill="none"/>
      <style:text-properties fo:color="#ce181e" fo:font-size="12pt"/>
    </style:style>
    <style:style style:name="P10" style:family="paragraph">
      <loext:graphic-properties draw:fill="none" draw:fill-color="#ffffff"/>
      <style:text-properties fo:font-size="18pt" fo:font-weight="bold" style:font-size-asian="20pt" style:font-size-complex="20pt"/>
    </style:style>
    <style:style style:name="P11" style:family="paragraph">
      <loext:graphic-properties draw:fill="none" draw:fill-color="#ffffff"/>
      <style:text-properties fo:font-size="16pt" fo:font-weight="bold" style:font-size-asian="16pt" style:font-size-complex="16pt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color="#ce181e" fo:font-size="12pt" style:font-size-asian="14pt" style:font-size-complex="14pt"/>
    </style:style>
    <style:style style:name="T4" style:family="text">
      <style:text-properties fo:font-size="18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14cm" svg:y1="19.844cm" svg:x2="4.514cm" svg:y2="21.183cm">
          <text:p/>
        </draw:line>
        <draw:line draw:style-name="gr1" draw:text-style-name="P1" draw:layer="layout" svg:x1="8.578cm" svg:y1="19.844cm" svg:x2="8.578cm" svg:y2="21.183cm">
          <text:p/>
        </draw:line>
        <draw:custom-shape draw:style-name="gr2" draw:text-style-name="P3" draw:layer="layout" svg:width="8.763cm" svg:height="0.635cm" svg:x="4.514cm" svg:y="19.843cm">
          <text:p text:style-name="P2"><text:span text:style-name="T1">Environment, 70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698cm" svg:height="0.635cm" svg:x="3.88cm" svg:y="20.514cm">
          <text:p text:style-name="P2"><text:span text:style-name="T1">Regions, 37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88cm" svg:y1="19.845cm" svg:x2="3.88cm" svg:y2="21.184cm">
          <text:p/>
        </draw:line>
        <draw:line draw:style-name="gr1" draw:text-style-name="P1" draw:layer="layout" svg:x1="16.58cm" svg:y1="19.845cm" svg:x2="16.58cm" svg:y2="21.184cm">
          <text:p/>
        </draw:line>
        <draw:frame draw:style-name="gr4" draw:text-style-name="P5" draw:layer="layout" svg:width="1.217cm" svg:height="0.806cm" svg:x="3.826cm" svg:y="21.74cm">
          <draw:text-box>
            <text:p><text:span text:style-name="T1">4%</text:span></text:p>
          </draw:text-box>
        </draw:frame>
        <draw:frame draw:style-name="gr5" draw:text-style-name="P5" draw:layer="layout" svg:width="2.54cm" svg:height="0.806cm" svg:x="10.319cm" svg:y="21.718cm">
          <draw:text-box>
            <text:p><text:span text:style-name="T1">37%</text:span></text:p>
          </draw:text-box>
        </draw:frame>
        <draw:frame draw:style-name="gr6" draw:text-style-name="P5" draw:layer="layout" svg:width="1.493cm" svg:height="0.806cm" svg:x="14.414cm" svg:y="21.64cm">
          <draw:text-box>
            <text:p><text:span text:style-name="T1">26%</text:span></text:p>
          </draw:text-box>
        </draw:frame>
        <draw:frame draw:style-name="gr6" draw:text-style-name="P5" draw:layer="layout" svg:width="1.493cm" svg:height="0.806cm" svg:x="5.947cm" svg:y="21.719cm">
          <draw:text-box>
            <text:p><text:span text:style-name="T1">33%</text:span></text:p>
          </draw:text-box>
        </draw:frame>
        <draw:line draw:style-name="gr1" draw:text-style-name="P1" draw:layer="layout" svg:x1="10.356cm" svg:y1="17.237cm" svg:x2="10.356cm" svg:y2="18.633cm">
          <text:p/>
        </draw:line>
        <draw:line draw:style-name="gr1" draw:text-style-name="P1" draw:layer="layout" svg:x1="5.023cm" svg:y1="17.291cm" svg:x2="5.023cm" svg:y2="18.687cm">
          <text:p/>
        </draw:line>
        <draw:custom-shape draw:style-name="gr7" draw:text-style-name="P6" draw:layer="layout" svg:width="8.493cm" svg:height="0.635cm" svg:x="5.039cm" svg:y="17.293cm">
          <text:p text:style-name="P2"><text:span text:style-name="T1">Environment, 68% 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.52cm" svg:height="0.635cm" svg:x="3.88cm" svg:y="17.964cm">
          <text:p text:style-name="P2"><text:span text:style-name="T1">Regions, 5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88cm" svg:y1="17.238cm" svg:x2="3.88cm" svg:y2="18.634cm">
          <text:p/>
        </draw:line>
        <draw:line draw:style-name="gr1" draw:text-style-name="P1" draw:layer="layout" svg:x1="16.58cm" svg:y1="17.238cm" svg:x2="16.58cm" svg:y2="18.634cm">
          <text:p/>
        </draw:line>
        <draw:frame draw:style-name="gr9" draw:text-style-name="P5" draw:layer="layout" svg:width="2.032cm" svg:height="0.889cm" svg:x="3.879cm" svg:y="19.168cm">
          <draw:text-box>
            <text:p><text:span text:style-name="T1">9%</text:span></text:p>
          </draw:text-box>
        </draw:frame>
        <draw:frame draw:style-name="gr5" draw:text-style-name="P5" draw:layer="layout" svg:width="2.54cm" svg:height="0.806cm" svg:x="11.499cm" svg:y="19.124cm">
          <draw:text-box>
            <text:p><text:span text:style-name="T1">25%</text:span></text:p>
          </draw:text-box>
        </draw:frame>
        <draw:frame draw:style-name="gr6" draw:text-style-name="P5" draw:layer="layout" svg:width="1.493cm" svg:height="0.806cm" svg:x="14.547cm" svg:y="19.124cm">
          <draw:text-box>
            <text:p><text:span text:style-name="T1">24%</text:span></text:p>
          </draw:text-box>
        </draw:frame>
        <draw:frame draw:style-name="gr6" draw:text-style-name="P5" draw:layer="layout" svg:width="1.493cm" svg:height="0.806cm" svg:x="7.085cm" svg:y="19.168cm">
          <draw:text-box>
            <text:p><text:span text:style-name="T1">42%</text:span></text:p>
          </draw:text-box>
        </draw:frame>
        <draw:custom-shape draw:style-name="gr10" draw:text-style-name="P1" draw:layer="layout" svg:width="0.635cm" svg:height="1.159cm" draw:transform="rotate (-1.5707963267949) translate (5.039cm 18.6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0.635cm" svg:height="5.334cm" draw:transform="rotate (-1.5707963267949) translate (10.357cm 18.6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" draw:layer="layout" svg:width="0.635cm" svg:height="3.175cm" draw:transform="rotate (-1.5707963267949) translate (13.531cm 18.6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3.049cm" draw:transform="rotate (-1.5707963267949) translate (16.58cm 18.6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635cm" svg:height="0.634cm" draw:transform="rotate (-1.5707963267949) translate (4.514cm 21.1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635cm" svg:height="4.064cm" draw:transform="rotate (-1.5707963267949) translate (8.578cm 21.1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635cm" svg:height="4.699cm" draw:transform="rotate (-1.5707963267949) translate (13.277cm 21.1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0.635cm" svg:height="3.303cm" draw:transform="rotate (-1.5707963267949) translate (16.58cm 21.18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4.55cm" svg:y1="4.944cm" svg:x2="4.55cm" svg:y2="6.283cm">
          <text:p/>
        </draw:line>
        <draw:line draw:style-name="gr1" draw:text-style-name="P1" draw:layer="layout" svg:x1="13.186cm" svg:y1="4.944cm" svg:x2="13.186cm" svg:y2="6.283cm">
          <text:p/>
        </draw:line>
        <draw:custom-shape draw:style-name="gr18" draw:text-style-name="P3" draw:layer="layout" svg:width="10.541cm" svg:height="0.635cm" svg:x="4.55cm" svg:y="4.943cm">
          <text:p text:style-name="P2"><text:span text:style-name="T1">Environment, 84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1.446cm" svg:height="1.673cm" svg:x="2.034cm" svg:y="5.1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custom-shape draw:style-name="gr20" draw:text-style-name="P4" draw:layer="layout" svg:width="9.271cm" svg:height="0.635cm" svg:x="3.915cm" svg:y="5.613cm">
          <text:p text:style-name="P2"><text:span text:style-name="T1">Regions, 7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915cm" svg:y1="4.944cm" svg:x2="3.915cm" svg:y2="6.283cm">
          <text:p/>
        </draw:line>
        <draw:line draw:style-name="gr1" draw:text-style-name="P1" draw:layer="layout" svg:x1="16.615cm" svg:y1="4.944cm" svg:x2="16.615cm" svg:y2="6.283cm">
          <text:p/>
        </draw:line>
        <draw:frame draw:style-name="gr4" draw:text-style-name="P5" draw:layer="layout" svg:width="1.217cm" svg:height="0.806cm" svg:x="3.861cm" svg:y="6.839cm">
          <draw:text-box>
            <text:p><text:span text:style-name="T1">4%</text:span></text:p>
          </draw:text-box>
        </draw:frame>
        <draw:frame draw:style-name="gr5" draw:text-style-name="P5" draw:layer="layout" svg:width="2.54cm" svg:height="0.806cm" svg:x="13.44cm" svg:y="6.839cm">
          <draw:text-box>
            <text:p><text:span text:style-name="T1">15%</text:span></text:p>
          </draw:text-box>
        </draw:frame>
        <draw:frame draw:style-name="gr6" draw:text-style-name="P5" draw:layer="layout" svg:width="1.493cm" svg:height="0.806cm" svg:x="15.249cm" svg:y="6.839cm">
          <draw:text-box>
            <text:p><text:span text:style-name="T1">12%</text:span></text:p>
          </draw:text-box>
        </draw:frame>
        <draw:frame draw:style-name="gr6" draw:text-style-name="P5" draw:layer="layout" svg:width="1.493cm" svg:height="0.806cm" svg:x="8.187cm" svg:y="6.883cm">
          <draw:text-box>
            <text:p><text:span text:style-name="T1">69%</text:span></text:p>
          </draw:text-box>
        </draw:frame>
        <draw:line draw:style-name="gr1" draw:text-style-name="P1" draw:layer="layout" svg:x1="12.932cm" svg:y1="2.404cm" svg:x2="12.932cm" svg:y2="3.733cm">
          <text:p/>
        </draw:line>
        <draw:line draw:style-name="gr1" draw:text-style-name="P1" draw:layer="layout" svg:x1="6.801cm" svg:y1="2.432cm" svg:x2="6.801cm" svg:y2="3.761cm">
          <text:p/>
        </draw:line>
        <draw:custom-shape draw:style-name="gr21" draw:text-style-name="P6" draw:layer="layout" svg:width="7.893cm" svg:height="0.635cm" svg:x="6.801cm" svg:y="2.393cm">
          <text:p text:style-name="P2"><text:span text:style-name="T1">Environment, 6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8" draw:layer="layout" svg:width="1.988cm" svg:height="1.673cm" svg:x="1.492cm" svg:y="2.605cm">
          <draw:text-box>
            <text:p text:style-name="P7"><text:span text:style-name="T2">Country</text:span></text:p>
            <text:p text:style-name="P7"><text:span text:style-name="T2">grain</text:span></text:p>
            <text:p text:style-name="P7"><text:span text:style-name="T2"/></text:p>
          </draw:text-box>
        </draw:frame>
        <draw:custom-shape draw:style-name="gr23" draw:text-style-name="P4" draw:layer="layout" svg:width="9.017cm" svg:height="0.635cm" svg:x="3.915cm" svg:y="3.063cm">
          <text:p text:style-name="P2"><text:span text:style-name="T1">Regions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915cm" svg:y1="2.404cm" svg:x2="3.915cm" svg:y2="3.733cm">
          <text:p/>
        </draw:line>
        <draw:line draw:style-name="gr1" draw:text-style-name="P1" draw:layer="layout" svg:x1="16.615cm" svg:y1="2.404cm" svg:x2="16.615cm" svg:y2="3.733cm">
          <text:p/>
        </draw:line>
        <draw:frame draw:style-name="gr5" draw:text-style-name="P5" draw:layer="layout" svg:width="1.493cm" svg:height="0.806cm" svg:x="4.581cm" svg:y="4.268cm">
          <draw:text-box>
            <text:p><text:span text:style-name="T1">23%</text:span></text:p>
          </draw:text-box>
        </draw:frame>
        <draw:frame draw:style-name="gr5" draw:text-style-name="P5" draw:layer="layout" svg:width="2.54cm" svg:height="0.806cm" svg:x="13.186cm" svg:y="4.224cm">
          <draw:text-box>
            <text:p><text:span text:style-name="T1">12%</text:span></text:p>
          </draw:text-box>
        </draw:frame>
        <draw:frame draw:style-name="gr6" draw:text-style-name="P5" draw:layer="layout" svg:width="1.493cm" svg:height="0.806cm" svg:x="15.064cm" svg:y="4.224cm">
          <draw:text-box>
            <text:p><text:span text:style-name="T1">15%</text:span></text:p>
          </draw:text-box>
        </draw:frame>
        <draw:frame draw:style-name="gr6" draw:text-style-name="P5" draw:layer="layout" svg:width="1.493cm" svg:height="0.806cm" svg:x="9.099cm" svg:y="4.268cm">
          <draw:text-box>
            <text:p><text:span text:style-name="T1">50%</text:span></text:p>
          </draw:text-box>
        </draw:frame>
        <draw:custom-shape draw:style-name="gr24" draw:text-style-name="P1" draw:layer="layout" svg:width="0.635cm" svg:height="2.886cm" draw:transform="rotate (-1.5707963267949) translate (6.801cm 3.7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1" draw:layer="layout" svg:width="0.635cm" svg:height="6.131cm" draw:transform="rotate (-1.5707963267949) translate (12.932cm 3.7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" draw:layer="layout" svg:width="0.635cm" svg:height="1.778cm" draw:transform="rotate (-1.5707963267949) translate (14.71cm 3.7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0.635cm" svg:height="1.905cm" draw:transform="rotate (-1.5707963267949) translate (16.615cm 3.7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635cm" svg:height="0.635cm" draw:transform="rotate (-1.5707963267949) translate (4.55cm 6.2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0.635cm" svg:height="8.636cm" draw:transform="rotate (-1.5707963267949) translate (13.186cm 6.2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1" draw:layer="layout" svg:width="0.635cm" svg:height="1.905cm" draw:transform="rotate (-1.5707963267949) translate (15.091cm 6.2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1" draw:layer="layout" svg:width="0.635cm" svg:height="1.524cm" draw:transform="rotate (-1.5707963267949) translate (16.615cm 6.2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4.758cm" svg:y1="12.557cm" svg:x2="4.758cm" svg:y2="13.835cm">
          <text:p/>
        </draw:line>
        <draw:line draw:style-name="gr1" draw:text-style-name="P1" draw:layer="layout" svg:x1="9.549cm" svg:y1="12.557cm" svg:x2="9.549cm" svg:y2="13.835cm">
          <text:p/>
        </draw:line>
        <draw:custom-shape draw:style-name="gr32" draw:text-style-name="P3" draw:layer="layout" svg:width="9.517cm" svg:height="0.635cm" svg:x="4.758cm" svg:y="12.495cm">
          <text:p text:style-name="P2"><text:span text:style-name="T1">Environment, 75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5.68cm" svg:height="0.635cm" svg:x="3.915cm" svg:y="13.165cm">
          <text:p text:style-name="P2"><text:span text:style-name="T1">Regions, 44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3.915cm" svg:y1="12.557cm" svg:x2="3.915cm" svg:y2="13.835cm">
          <text:p/>
        </draw:line>
        <draw:line draw:style-name="gr1" draw:text-style-name="P1" draw:layer="layout" svg:x1="16.615cm" svg:y1="12.557cm" svg:x2="16.615cm" svg:y2="13.835cm">
          <text:p/>
        </draw:line>
        <draw:frame draw:style-name="gr4" draw:text-style-name="P5" draw:layer="layout" svg:width="1.217cm" svg:height="0.806cm" svg:x="3.861cm" svg:y="14.391cm">
          <draw:text-box>
            <text:p><text:span text:style-name="T1">7%</text:span></text:p>
          </draw:text-box>
        </draw:frame>
        <draw:frame draw:style-name="gr5" draw:text-style-name="P5" draw:layer="layout" svg:width="2.54cm" svg:height="0.806cm" svg:x="11.154cm" svg:y="14.326cm">
          <draw:text-box>
            <text:p><text:span text:style-name="T1">38%</text:span></text:p>
          </draw:text-box>
        </draw:frame>
        <draw:frame draw:style-name="gr6" draw:text-style-name="P5" draw:layer="layout" svg:width="1.493cm" svg:height="0.806cm" svg:x="14.749cm" svg:y="14.391cm">
          <draw:text-box>
            <text:p><text:span text:style-name="T1">18%</text:span></text:p>
          </draw:text-box>
        </draw:frame>
        <draw:frame draw:style-name="gr6" draw:text-style-name="P5" draw:layer="layout" svg:width="1.493cm" svg:height="0.806cm" svg:x="6.582cm" svg:y="14.37cm">
          <draw:text-box>
            <text:p><text:span text:style-name="T1">37%</text:span></text:p>
          </draw:text-box>
        </draw:frame>
        <draw:line draw:style-name="gr1" draw:text-style-name="P1" draw:layer="layout" svg:x1="11.627cm" svg:y1="9.925cm" svg:x2="11.627cm" svg:y2="11.297cm">
          <text:p/>
        </draw:line>
        <draw:line draw:style-name="gr1" draw:text-style-name="P1" draw:layer="layout" svg:x1="5.693cm" svg:y1="9.913cm" svg:x2="5.693cm" svg:y2="11.285cm">
          <text:p/>
        </draw:line>
        <draw:custom-shape draw:style-name="gr34" draw:text-style-name="P6" draw:layer="layout" svg:width="8.92cm" svg:height="0.635cm" svg:x="5.75cm" svg:y="9.945cm">
          <text:p text:style-name="P2"><text:span text:style-name="T1">Environment, 70% 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7.712cm" svg:height="0.635cm" svg:x="3.915cm" svg:y="10.615cm">
          <text:p text:style-name="P2"><text:span text:style-name="T1">Regions, 6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915cm" svg:y1="9.971cm" svg:x2="3.919cm" svg:y2="11.355cm">
          <text:p/>
        </draw:line>
        <draw:line draw:style-name="gr1" draw:text-style-name="P1" draw:layer="layout" svg:x1="16.615cm" svg:y1="9.913cm" svg:x2="16.615cm" svg:y2="11.285cm">
          <text:p/>
        </draw:line>
        <draw:frame draw:style-name="gr9" draw:text-style-name="P5" draw:layer="layout" svg:width="2.032cm" svg:height="0.889cm" svg:x="4.342cm" svg:y="11.82cm">
          <draw:text-box>
            <text:p><text:span text:style-name="T1">14%</text:span></text:p>
          </draw:text-box>
        </draw:frame>
        <draw:frame draw:style-name="gr5" draw:text-style-name="P5" draw:layer="layout" svg:width="2.54cm" svg:height="0.806cm" svg:x="13.186cm" svg:y="11.776cm">
          <draw:text-box>
            <text:p><text:span text:style-name="T1">23%</text:span></text:p>
          </draw:text-box>
        </draw:frame>
        <draw:frame draw:style-name="gr6" draw:text-style-name="P5" draw:layer="layout" svg:width="1.493cm" svg:height="0.806cm" svg:x="15.064cm" svg:y="11.776cm">
          <draw:text-box>
            <text:p><text:span text:style-name="T1">16%</text:span></text:p>
          </draw:text-box>
        </draw:frame>
        <draw:frame draw:style-name="gr6" draw:text-style-name="P5" draw:layer="layout" svg:width="1.493cm" svg:height="0.806cm" svg:x="8.566cm" svg:y="11.82cm">
          <draw:text-box>
            <text:p><text:span text:style-name="T1">48%</text:span></text:p>
          </draw:text-box>
        </draw:frame>
        <draw:custom-shape draw:style-name="gr36" draw:text-style-name="P1" draw:layer="layout" svg:width="0.635cm" svg:height="1.778cm" draw:transform="rotate (-1.5707963267949) translate (5.693cm 11.2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7" draw:text-style-name="P1" draw:layer="layout" svg:width="0.635cm" svg:height="5.934cm" draw:transform="rotate (-1.5707963267949) translate (11.627cm 11.2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" draw:layer="layout" svg:width="0.635cm" svg:height="3.021cm" draw:transform="rotate (-1.5707963267949) translate (14.648cm 11.2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" draw:layer="layout" svg:width="0.635cm" svg:height="1.94cm" draw:transform="rotate (-1.5707963267949) translate (16.615cm 11.28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0.635cm" svg:height="0.854cm" draw:transform="rotate (-1.5707963267949) translate (4.769cm 13.8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0.635cm" svg:height="4.791cm" draw:transform="rotate (-1.5707963267949) translate (9.549cm 13.8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635cm" svg:height="4.737cm" draw:transform="rotate (-1.5707963267949) translate (14.286cm 13.8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" draw:layer="layout" svg:width="0.635cm" svg:height="2.321cm" draw:transform="rotate (-1.5707963267949) translate (16.615cm 13.835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4" draw:text-style-name="P1" draw:layer="layout" svg:x1="13.531cm" svg:y1="17.237cm" svg:x2="13.531cm" svg:y2="18.633cm">
          <text:p/>
        </draw:line>
        <draw:line draw:style-name="gr44" draw:text-style-name="P1" draw:layer="layout" svg:x1="13.277cm" svg:y1="19.844cm" svg:x2="13.277cm" svg:y2="21.183cm">
          <text:p/>
        </draw:line>
        <draw:line draw:style-name="gr44" draw:text-style-name="P1" draw:layer="layout" svg:x1="14.648cm" svg:y1="9.925cm" svg:x2="14.648cm" svg:y2="11.297cm">
          <text:p/>
        </draw:line>
        <draw:line draw:style-name="gr44" draw:text-style-name="P1" draw:layer="layout" svg:x1="14.302cm" svg:y1="12.557cm" svg:x2="14.302cm" svg:y2="13.835cm">
          <text:p/>
        </draw:line>
        <draw:line draw:style-name="gr44" draw:text-style-name="P1" draw:layer="layout" svg:x1="14.71cm" svg:y1="2.404cm" svg:x2="14.71cm" svg:y2="3.733cm">
          <text:p/>
        </draw:line>
        <draw:line draw:style-name="gr44" draw:text-style-name="P1" draw:layer="layout" svg:x1="15.091cm" svg:y1="4.944cm" svg:x2="15.091cm" svg:y2="6.283cm">
          <text:p/>
        </draw:line>
        <draw:frame draw:style-name="gr45" draw:text-style-name="P9" draw:layer="layout" svg:width="1.616cm" svg:height="0.806cm" svg:x="14.558cm" svg:y="2.24cm">
          <draw:text-box>
            <text:p><text:span text:style-name="T3">85%</text:span></text:p>
          </draw:text-box>
        </draw:frame>
        <draw:frame draw:style-name="gr46" draw:text-style-name="P9" draw:layer="layout" svg:width="1.505cm" svg:height="0.885cm" svg:x="14.923cm" svg:y="4.766cm">
          <draw:text-box>
            <text:p><text:span text:style-name="T3">88%</text:span></text:p>
          </draw:text-box>
        </draw:frame>
        <draw:frame draw:style-name="gr45" draw:text-style-name="P9" draw:layer="layout" svg:width="1.524cm" svg:height="0.806cm" svg:x="14.577cm" svg:y="9.778cm">
          <draw:text-box>
            <text:p><text:span text:style-name="T3">84%</text:span></text:p>
          </draw:text-box>
        </draw:frame>
        <draw:frame draw:style-name="gr47" draw:text-style-name="P9" draw:layer="layout" svg:width="1.778cm" svg:height="0.891cm" svg:x="14.242cm" svg:y="12.404cm">
          <draw:text-box>
            <text:p><text:span text:style-name="T3">82%</text:span></text:p>
          </draw:text-box>
        </draw:frame>
        <draw:frame draw:style-name="gr48" draw:text-style-name="P9" draw:layer="layout" svg:width="1.727cm" svg:height="0.887cm" svg:x="13.474cm" svg:y="17.037cm">
          <draw:text-box>
            <text:p><text:span text:style-name="T3">76%</text:span></text:p>
          </draw:text-box>
        </draw:frame>
        <draw:frame draw:style-name="gr45" draw:text-style-name="P9" draw:layer="layout" svg:width="1.605cm" svg:height="0.806cm" svg:x="13.215cm" svg:y="19.751cm">
          <draw:text-box>
            <text:p><text:span text:style-name="T3">74%</text:span></text:p>
          </draw:text-box>
        </draw:frame>
        <draw:frame draw:style-name="gr49" draw:text-style-name="P10" draw:layer="layout" svg:width="0.938cm" svg:height="0.969cm" svg:x="1.494cm" svg:y="1.201cm">
          <draw:text-box>
            <text:p><text:span text:style-name="T4">a</text:span></text:p>
          </draw:text-box>
        </draw:frame>
        <draw:frame draw:style-name="gr50" draw:text-style-name="P10" draw:layer="layout" svg:width="1.736cm" svg:height="0.962cm" svg:x="1.517cm" svg:y="8.65cm">
          <draw:text-box>
            <text:p><text:span text:style-name="T4">b</text:span></text:p>
          </draw:text-box>
        </draw:frame>
        <draw:frame draw:style-name="gr51" draw:text-style-name="P10" draw:layer="layout" svg:width="0.938cm" svg:height="1.107cm" svg:x="1.494cm" svg:y="16.19cm">
          <draw:text-box>
            <text:p><text:span text:style-name="T4">c</text:span></text:p>
          </draw:text-box>
        </draw:frame>
        <draw:frame draw:style-name="gr52" draw:text-style-name="P11" draw:layer="layout" svg:width="5.126cm" svg:height="0.892cm" svg:x="3.742cm" svg:y="1.286cm">
          <draw:text-box>
            <text:p><text:span text:style-name="T5">Whole World</text:span></text:p>
          </draw:text-box>
        </draw:frame>
        <draw:frame draw:style-name="gr53" draw:text-style-name="P11" draw:layer="layout" svg:width="7.199cm" svg:height="1.107cm" svg:x="3.662cm" svg:y="8.677cm">
          <draw:text-box>
            <text:p><text:span text:style-name="T5">Palearctic &amp; Nearctic </text:span></text:p>
          </draw:text-box>
        </draw:frame>
        <draw:frame draw:style-name="gr54" draw:text-style-name="P11" draw:layer="layout" svg:width="3.19cm" svg:height="1.107cm" svg:x="3.68cm" svg:y="16.227cm">
          <draw:text-box>
            <text:p><text:span text:style-name="T5">Tropics</text:span></text:p>
          </draw:text-box>
        </draw:frame>
        <draw:frame draw:style-name="gr19" draw:text-style-name="P8" draw:layer="layout" svg:width="1.446cm" svg:height="1.673cm" svg:x="2.034cm" svg:y="12.7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frame draw:style-name="gr22" draw:text-style-name="P8" draw:layer="layout" svg:width="1.988cm" svg:height="1.673cm" svg:x="1.492cm" svg:y="10.205cm">
          <draw:text-box>
            <text:p text:style-name="P7"><text:span text:style-name="T2">Country</text:span></text:p>
            <text:p text:style-name="P7"><text:span text:style-name="T2">grain</text:span></text:p>
            <text:p text:style-name="P7"><text:span text:style-name="T2"/></text:p>
          </draw:text-box>
        </draw:frame>
        <draw:frame draw:style-name="gr19" draw:text-style-name="P8" draw:layer="layout" svg:width="1.446cm" svg:height="1.673cm" svg:x="2.034cm" svg:y="20.488cm">
          <draw:text-box>
            <text:p text:style-name="P7"><text:span text:style-name="T2">Plot</text:span></text:p>
            <text:p text:style-name="P7"><text:span text:style-name="T2">grain</text:span></text:p>
            <text:p text:style-name="P7"><text:span text:style-name="T2"/></text:p>
          </draw:text-box>
        </draw:frame>
        <draw:frame draw:style-name="gr22" draw:text-style-name="P8" draw:layer="layout" svg:width="1.988cm" svg:height="1.673cm" svg:x="1.492cm" svg:y="17.905cm">
          <draw:text-box>
            <text:p text:style-name="P7"><text:span text:style-name="T2">Country</text:span></text:p>
            <text:p text:style-name="P7"><text:span text:style-name="T2">grain</text:span></text:p>
            <text:p text:style-name="P7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9.05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2:59:53.916902870</meta:creation-date>
    <dc:date>2018-11-03T11:12:42.250977133</dc:date>
    <meta:editing-duration>PT2H18M33S</meta:editing-duration>
    <meta:editing-cycles>19</meta:editing-cycles>
    <meta:generator>LibreOffice/6.1.2.1$Linux_X86_64 LibreOffice_project/10$Build-1</meta:generator>
    <meta:document-statistic meta:object-count="108"/>
  </office:meta>
</office:document-meta>
</file>